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P1" style:family="paragraph" style:parent-style-name="Preformatted_20_Text">
      <style:text-properties style:font-name="Arial1"/>
    </style:style>
    <style:style style:name="P2" style:family="paragraph" style:parent-style-name="Preformatted_20_Text">
      <style:paragraph-properties fo:text-align="end" style:justify-single-word="false"/>
      <style:text-properties style:font-name="Arial1"/>
    </style:style>
    <style:style style:name="P3" style:family="paragraph" style:parent-style-name="Preformatted_20_Text">
      <style:text-properties style:font-name="Arial1" fo:font-weight="bold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Arial1"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 style:list-style-name="L1">
      <style:text-properties officeooo:paragraph-rsid="00099660"/>
    </style:style>
    <style:style style:name="P6" style:family="paragraph" style:parent-style-name="Preformatted_20_Text">
      <style:text-properties style:font-name="Arial1" officeooo:paragraph-rsid="00099660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0pt" officeooo:paragraph-rsid="00099660" style:font-name-asian="NSimSun" style:font-size-asian="10pt" style:font-name-complex="Liberation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8pt" officeooo:rsid="0002cafd" officeooo:paragraph-rsid="00099660" style:font-name-asian="NSimSun" style:font-size-asian="7pt" style:font-name-complex="Liberation Mono" style:font-size-complex="8pt"/>
    </style:style>
    <style:style style:name="T1" style:family="text">
      <style:text-properties officeooo:rsid="00099660"/>
    </style:style>
    <style:style style:name="T2" style:family="text">
      <style:text-properties style:font-name="Arial1"/>
    </style:style>
    <style:style style:name="T3" style:family="text">
      <style:text-properties style:font-name="Arial1" officeooo:rsid="00099660"/>
    </style:style>
    <style:style style:name="T4" style:family="text">
      <style:text-properties officeooo:rsid="0002caf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{</text:span>ADR_FIRMY<text:span text:style-name="T1">}</text:span>, <text:span text:style-name="T1">{</text:span>DATA_UM<text:span text:style-name="T1">}</text:span></text:p>
      <text:p text:style-name="P1"/>
      <text:p text:style-name="P1"/>
      <text:p text:style-name="P4">UMOWA - ZLECENIE <text:s/>nr <text:s/><text:span text:style-name="T1">{</text:span>UMOWA<text:span text:style-name="T1">}</text:span></text:p>
      <text:p text:style-name="P1"/>
      <text:p text:style-name="P1"/>
      <text:p text:style-name="P3">ZLECENIODAWCA: <text:s/><text:span text:style-name="T1">{</text:span>FIRMA<text:span text:style-name="T1">}</text:span></text:p>
      <text:p text:style-name="P1"><text:tab/><text:span text:style-name="T1">{</text:span>UL_FIRMY<text:span text:style-name="T1">}</text:span></text:p>
      <text:p text:style-name="P1"><text:tab/><text:span text:style-name="T1">{</text:span>ADR_FIRMY<text:span text:style-name="T1">}</text:span></text:p>
      <text:p text:style-name="P1"/>
      <text:p text:style-name="P3">ZLECENIOBIORCA: <text:span text:style-name="T1">{</text:span>NAZWISKO<text:span text:style-name="T1">}</text:span> <text:span text:style-name="T1">{</text:span>IMIE1<text:span text:style-name="T1">}</text:span></text:p>
      <text:p text:style-name="P1"><text:tab/>zamieszka<text:span text:style-name="T1">ł</text:span>y w <text:span text:style-name="T1">{</text:span>MIEJSC_ZAM<text:span text:style-name="T1">}</text:span></text:p>
      <text:p text:style-name="P1"><text:tab/>przy ul.<text:span text:style-name="T1">{</text:span>ULICA<text:span text:style-name="T1">}</text:span> <text:span text:style-name="T1">{</text:span>DOM<text:span text:style-name="T1">}</text:span>/<text:span text:style-name="T1">{</text:span>LOKAL<text:span text:style-name="T1">}</text:span></text:p>
      <text:p text:style-name="P1"><text:tab/>legitymuj<text:span text:style-name="T1">ą</text:span>cy si<text:span text:style-name="T1">ę</text:span> dowodem osobistym nr <text:span text:style-name="T1">{</text:span>DOWOD<text:span text:style-name="T1">}</text:span></text:p>
      <text:p text:style-name="P1"><text:tab/>PESEL: <text:span text:style-name="T1">{</text:span>PESEL<text:span text:style-name="T1">}</text:span></text:p>
      <text:p text:style-name="P1"/>
      <text:p text:style-name="P1">zawieraj<text:span text:style-name="T1">ą</text:span> umow<text:span text:style-name="T1">ę</text:span> o nast<text:span text:style-name="T1">ę</text:span>puj<text:span text:style-name="T1">ą</text:span>cej treści:</text:p>
      <text:p text:style-name="P1"/>
      <text:list xml:id="list1824215551" text:style-name="L1">
        <text:list-item>
          <text:p text:style-name="P5"><text:span text:style-name="T2">Zleceniodawca zleca zleceniobiorcy wykonanie następującej pracy:<text:line-break/></text:span><text:span text:style-name="T3">{</text:span><text:span text:style-name="T2">TEMAT1</text:span><text:span text:style-name="T3">}<text:line-break/>{</text:span><text:span text:style-name="T2">TEMAT2</text:span><text:span text:style-name="T3">}<text:line-break/></text:span><text:span text:style-name="T2">w terminie do dnia </text:span><text:span text:style-name="T3">{</text:span><text:span text:style-name="T2">TERMIN</text:span><text:span text:style-name="T3">}</text:span><text:span text:style-name="T2">.</text:span></text:p>
        </text:list-item>
        <text:list-item>
          <text:p text:style-name="P5"><text:span text:style-name="T2">Z tytułu wykonania zleconej pracy, zleceniobiorca otrzyma wynagrodzenie <text:line-break/>w wysokości </text:span><text:span text:style-name="T3">{</text:span><text:span text:style-name="T2">BRUTTO</text:span><text:span text:style-name="T3">}</text:span><text:span text:style-name="T2"> z</text:span><text:span text:style-name="T3">ł</text:span><text:span text:style-name="T2">.<text:line-break/>słownie: </text:span><text:span text:style-name="T3">{</text:span><text:span text:style-name="T2">BSLOW</text:span><text:span text:style-name="T3">}</text:span><text:span text:style-name="T2">.</text:span></text:p>
        </text:list-item>
        <text:list-item>
          <text:p text:style-name="P5"><text:span text:style-name="T2">Wyp</text:span><text:span text:style-name="T3">ł</text:span><text:span text:style-name="T2">ata wynagrodzenia nastąpi po wystawieniu rachunku przez zleceniobiorcę i stwierdzeniu przez zleceniodawcę terminowego i prawidłowego wykonania zleconej pracy, będącej przedmiotem niniejszej umowy.</text:span></text:p>
        </text:list-item>
        <text:list-item>
          <text:p text:style-name="P5"><text:span text:style-name="T2">W sprawach nieunormowanych ta umowa maja zastosowanie przepisy kodeksu cywilnego.</text:span></text:p>
        </text:list-item>
        <text:list-item>
          <text:p text:style-name="P5"><text:span text:style-name="T2">Postanowienia dodatkowe:..............................................…………………………………………………..<text:line-break/><text:line-break/>......................................................................………………………………………………………………..<text:line-break/><text:line-break/>......................................................................………………………………………………………………..</text:span></text:p>
        </text:list-item>
        <text:list-item>
          <text:p text:style-name="P5"><text:span text:style-name="T2">Umowa została sporządzona w 2-ch jednobrzmiących egzemplarzach, po jednym dla każdej ze stron.</text:span></text:p>
        </text:list-item>
      </text:list>
      <text:p text:style-name="P1"/>
      <text:p text:style-name="P1"/>
      <text:p text:style-name="P1"/>
      <text:p text:style-name="P1"/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………………………………………., dnia <text:span text:style-name="T4">{</text:span>DZISIAJ<text:span text:style-name="T4">}</text:span></text:p>
            <text:p text:style-name="P8">(Zleceniobiorca)</text:p>
          </table:table-cell>
          <table:table-cell table:style-name="Tabela1.A1" office:value-type="string">
            <text:p text:style-name="P7">………………………………………</text:p>
            <text:p text:style-name="P8">(Zleceniodawca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2T21:50:22.383000000</dc:date>
    <meta:editing-duration>PT8M</meta:editing-duration>
    <meta:editing-cycles>1</meta:editing-cycles>
    <meta:generator>LibreOffice/7.4.7.2$Windows_X86_64 LibreOffice_project/723314e595e8007d3cf785c16538505a1c878ca5</meta:generator>
    <meta:document-statistic meta:table-count="1" meta:image-count="0" meta:object-count="0" meta:page-count="1" meta:paragraph-count="21" meta:word-count="121" meta:character-count="1265" meta:non-whitespace-character-count="1159"/>
  </office:meta>
</office:document-meta>
</file>